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title text:fixed="true">Profile</text:title></text:h>
      <text:p text:style-name="Profile_20_desc">Accomplished software developer with 10+ years of experience in the field including designing and implementing SQL databases, software testing and patching, web security assessments and UNIX system administration.</text:p>
      <text:p text:style-name="Profile_20_expertise">Areas of expertise include:</text:p>
      <text:p text:style-name="Profile_20_expertise_20_indent">Software Development (Perl, Shell, SQL, PHP, JavaScript, HTML, CSS, XML, XSLT, Java, AJAX)</text:p>
      <text:p text:style-name="Profile_20_expertise_20_indent">UNIX System Administration and Security</text:p>
      <text:p text:style-name="Profile_20_expertise_20_indent">SQL Database Design and Implementation</text:p>
      <text:p text:style-name="Profile_20_expertise_20_indent">Graphic Desi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ofile_20_expertise_20_indent" style:display-name="Profile expertise indent" style:family="paragraph" style:parent-style-name="Profile_20_expertise" style:class="text">
      <style:paragraph-properties fo:margin-left="1.6in" fo:margin-right="0.75in" fo:text-indent="-0.25in" style:auto-text-indent="false">
        <style:tab-stops/>
      </style:paragraph-properties>
    </style:style>
    <style:style style:name="Profile_20_desc" style:display-name="Profile desc" style:family="paragraph" style:parent-style-name="Text_20_body"/>
    <style:style style:name="Profile_20_expertise" style:display-name="Profile expertise" style:family="paragraph" style:parent-style-name="Profile_20_desc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>Profile</dc:title>
    <dc:subject>Resume</dc:subject>
    <meta:initial-creator>Daniel Church</meta:initial-creator>
    <meta:creation-date>2008-02-27T22:46:24</meta:creation-date>
    <dc:creator>Daniel Church</dc:creator>
    <dc:date>2011-07-21T19:57:35</dc:date>
    <meta:editing-cycles>25</meta:editing-cycles>
    <meta:editing-duration>PT1H18M54S</meta:editing-duration>
    <meta:document-statistic meta:table-count="0" meta:image-count="0" meta:object-count="0" meta:page-count="1" meta:paragraph-count="0" meta:word-count="58" meta:character-count="428" meta:non-whitespace-character-count="377"/>
    <meta:user-defined meta:name="Info 1"/>
    <meta:user-defined meta:name="Info 2"/>
    <meta:user-defined meta:name="Info 3"/>
    <meta:user-defined meta:name="Info 4"/>
  </office:meta>
</office:document-meta>
</file>